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1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2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5" style:family="paragraph" style:parent-style-name="Text_20_body">
      <style:paragraph-properties fo:margin-left="0cm" fo:margin-right="0cm" fo:margin-top="0cm" fo:margin-bottom="0cm" fo:line-height="100%" fo:text-indent="0cm" style:auto-text-indent="false" fo:break-before="pag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7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6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3"><text:span text:style-name="T1">37#25.1_XX</text:span>------------------------------------------------------------</text:p>
      <text:p text:style-name="P7">[1] res free# JVEMV6 37#25.1_XX / 37. electronics / 1. LTSpice / 20200530_152735</text:p>
      <text:p text:style-name="P3"/>
      <text:p text:style-name="P3">[do] <text:span text:style-name="T3">#_ </text:span></text:p>
      <text:list xml:id="list8588794761016092579" text:style-name="L1">
        <text:list-item>
          <text:p text:style-name="P12">REVIEW </text:p>
        </text:list-item>
        <text:list-item>
          <text:p text:style-name="P12">TASK-1</text:p>
        </text:list-item>
      </text:list>
      <text:list xml:id="list2635402271593144323" text:style-name="L2">
        <text:list-item>
          <text:list>
            <text:list-item>
              <text:p text:style-name="P13"><text:a xlink:type="simple" xlink:href="https://spiceman.jp/ltspice-schematic/#i" text:style-name="Internet_20_link" text:visited-style-name="Visited_20_Internet_20_Link">https://spiceman.jp/ltspice-schematic/#i</text:a></text:p>
              <text:list>
                <text:list-item>
                  <text:p text:style-name="P13"/>
                </text:list-item>
              </text:list>
            </text:list-item>
          </text:list>
        </text:list-item>
      </text:list>
      <text:p text:style-name="P3">[next]</text:p>
      <text:list xml:id="list8651198280040121643" text:style-name="L3">
        <text:list-item>
          <text:p text:style-name="P22">TASK : TAKSKS-2</text:p>
        </text:list-item>
      </text:list>
      <text:p text:style-name="P3">[further]</text:p>
      <text:list xml:id="list6246506416020088391" text:style-name="L4">
        <text:list-item>
          <text:p text:style-name="P23"/>
        </text:list-item>
      </text:list>
      <text:p text:style-name="P9"><text:line-break/><text:span text:style-name="T4">[/ XXX] 20200530_160420</text:span></text:p>
      <text:p text:style-name="P9"/>
      <text:p text:style-name="P6"/>
      <text:p text:style-name="P2"/>
      <text:p text:style-name="P3"><text:span text:style-name="T1">37#25.1_1</text:span>------------------------------------------------------------</text:p>
      <text:p text:style-name="P7">[2] res free# JVEMV6 37#25.1_XX / 37. miscs /25. electronics / 1. LTSpice / 20200601_170023</text:p>
      <text:p text:style-name="P2"/>
      <text:p text:style-name="P3"><text:soft-page-break/>[do] <text:span text:style-name="T3">#_ </text:span></text:p>
      <text:list xml:id="list9171440807742996424" text:style-name="L5">
        <text:list-item>
          <text:p text:style-name="P14">REVIEW : <text:a xlink:type="simple" xlink:href="https://spiceman.jp/ltspice-schematic/#i" text:style-name="Internet_20_link" text:visited-style-name="Visited_20_Internet_20_Link">https://spiceman.jp/ltspice-schematic/#i</text:a></text:p>
          <text:list>
            <text:list-item>
              <text:p text:style-name="P14">===&gt; DROP (enough)</text:p>
            </text:list-item>
          </text:list>
        </text:list-item>
        <text:list-item>
          <text:p text:style-name="P14">TASK-1 : TAKSKS-2</text:p>
          <text:list>
            <text:list-item>
              <text:list>
                <text:list-item>
                  <text:p text:style-name="P14"><text:a xlink:type="simple" xlink:href="https://www.denshi.club/ltspice/2016/01/ltspice2.html" text:style-name="Internet_20_link" text:visited-style-name="Visited_20_Internet_20_Link">https://www.denshi.club/ltspice/2016/01/ltspice2.html</text:a></text:p>
                </text:list-item>
              </text:list>
            </text:list-item>
            <text:list-item>
              <text:p text:style-name="P14">#1 サンプルを動かしてみる</text:p>
            </text:list-item>
            <text:list-item>
              <text:p text:style-name="P14">#2 単位の表記がわかりやすいものにするために</text:p>
            </text:list-item>
            <text:list-item>
              <text:p text:style-name="P14">#3 シミュレーションを行ってみる</text:p>
            </text:list-item>
            <text:list-item>
              <text:p text:style-name="P14">T-1.1 : simulation </text:p>
              <text:list>
                <text:list-item>
                  <text:p text:style-name="P14">==&gt; OK : 25.1_2.(1).asc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2749521771854107253" text:style-name="L6">
        <text:list-item>
          <text:p text:style-name="P15">TASK : M-4</text:p>
          <text:list>
            <text:list-item>
              <text:p text:style-name="P15"><text:a xlink:type="simple" xlink:href="https://www.denshi.club/ltspice/2016/02/ltspice5.html" text:style-name="Internet_20_link" text:visited-style-name="Visited_20_Internet_20_Link">https://www.denshi.club/ltspice/2016/02/ltspice5.html</text:a></text:p>
            </text:list-item>
          </text:list>
        </text:list-item>
      </text:list>
      <text:p text:style-name="P3">[further]</text:p>
      <text:list xml:id="list577227197269045548" text:style-name="L7">
        <text:list-item>
          <text:p text:style-name="P24"/>
        </text:list-item>
      </text:list>
      <text:p text:style-name="P9"><text:line-break/><text:span text:style-name="T4">[/ XXX] 20200601_173008</text:span></text:p>
      <text:p text:style-name="P5"/>
      <text:p text:style-name="P6"/>
      <text:p text:style-name="P3"><text:span text:style-name="T1">37#25.1_2</text:span>------------------------------------------------------------</text:p>
      <text:p text:style-name="P7">[3] res free# JVEMV6 37#25.1_XX / 37. miscs /25. electronics / 1. LTSpice / 20200602_172235</text:p>
      <text:p text:style-name="P2"/>
      <text:p text:style-name="P3">[do] <text:span text:style-name="T3">#_ </text:span></text:p>
      <text:list xml:id="list7603057262802209932" text:style-name="L8">
        <text:list-item>
          <text:p text:style-name="P16"><text:soft-page-break/>REVIEW </text:p>
          <text:list>
            <text:list-item>
              <text:list>
                <text:list-item>
                  <text:p text:style-name="P16"><text:a xlink:type="simple" xlink:href="https://www.denshi.club/ltspice/2016/01/ltspice4.html" text:style-name="Internet_20_link" text:visited-style-name="Visited_20_Internet_20_Link">https://www.denshi.club/ltspice/2016/01/ltspice4.html</text:a></text:p>
                </text:list-item>
                <text:list-item>
                  <text:p text:style-name="P16">25.1_3.rev-1.asc</text:p>
                </text:list-item>
                <text:list-item>
                  <text:p text:style-name="P16">==&gt; OK</text:p>
                </text:list-item>
              </text:list>
            </text:list-item>
          </text:list>
        </text:list-item>
        <text:list-item>
          <text:p text:style-name="P16">TASK-1 </text:p>
          <text:list>
            <text:list-item>
              <text:list>
                <text:list-item>
                  <text:p text:style-name="P16">M-4</text:p>
                </text:list-item>
                <text:list-item>
                  <text:p text:style-name="P16">25.1_3.(1).asc</text:p>
                </text:list-item>
              </text:list>
            </text:list-item>
            <text:list-item>
              <text:p text:style-name="P16">doc</text:p>
              <text:list>
                <text:list-item>
                  <text:p text:style-name="P16">#2 これで、各デバイスの設定が</text:p>
                </text:list-item>
                <text:list-item>
                  <text:p text:style-name="P16">#3 以上の設定が完了したら</text:p>
                </text:list-item>
              </text:list>
            </text:list-item>
            <text:list-item>
              <text:p text:style-name="P16">==&gt; OK</text:p>
            </text:list-item>
          </text:list>
        </text:list-item>
        <text:list-item>
          <text:p text:style-name="P16">TASK-2 : M-5<text:tab/>:d-2</text:p>
          <text:list>
            <text:list-item>
              <text:list>
                <text:list-item>
                  <text:p text:style-name="P16">25.1_3.(2).asc</text:p>
                </text:list-item>
              </text:list>
            </text:list-item>
            <text:list-item>
              <text:p text:style-name="P16">read</text:p>
              <text:list>
                <text:list-item>
                  <text:p text:style-name="P16">#1 前回、次のCR回路のAC解析を</text:p>
                </text:list-item>
                <text:list-item>
                  <text:p text:style-name="P16">#2 グラフ表示のデフォルトでは罫線</text:p>
                </text:list-item>
                <text:list-item>
                  <text:p text:style-name="P16">#3 周波数が100Hzを超えると</text:p>
                </text:list-item>
              </text:list>
            </text:list-item>
            <text:list-item>
              <text:p text:style-name="P16">==&gt; OK</text:p>
            </text:list-item>
          </text:list>
        </text:list-item>
      </text:list>
      <text:p text:style-name="P3">[next]</text:p>
      <text:list xml:id="list6116459170312438928" text:style-name="L9">
        <text:list-item>
          <text:p text:style-name="P25">TASK : M-6</text:p>
        </text:list-item>
      </text:list>
      <text:p text:style-name="P3">[further]</text:p>
      <text:list xml:id="list4595754153228155319" text:style-name="L10">
        <text:list-item>
          <text:p text:style-name="P26"/>
        </text:list-item>
      </text:list>
      <text:p text:style-name="P9"><text:line-break/><text:span text:style-name="T4">[/ XXX] 20200602_183919</text:span></text:p>
      <text:p text:style-name="P9"/>
      <text:p text:style-name="P6"><text:soft-page-break/></text:p>
      <text:p text:style-name="P2"/>
      <text:p text:style-name="P3"><text:span text:style-name="T1">37#25.1_3</text:span>------------------------------------------------------------</text:p>
      <text:p text:style-name="P7">[4] res free# JVEMV6 37#25.1_XX / 37. miscs /25. electronics / 1. LTSpice / 20200603_185604</text:p>
      <text:p text:style-name="P2"/>
      <text:p text:style-name="P3">[do] <text:span text:style-name="T3">#_ </text:span></text:p>
      <text:list xml:id="list8566759292211825321" text:style-name="L18">
        <text:list-item>
          <text:p text:style-name="P18">REVIEW </text:p>
          <text:list>
            <text:list-item>
              <text:p text:style-name="P18"><text:span text:style-name="T3">#_ </text:span>R-1 : M-4 </text:p>
            </text:list-item>
            <text:list-item>
              <text:p text:style-name="P18"><text:span text:style-name="T3">#_ </text:span>R-2 : M-5</text:p>
            </text:list-item>
          </text:list>
        </text:list-item>
        <text:list-item>
          <text:p text:style-name="P18">TASK-1 : M-6 </text:p>
          <text:list>
            <text:list-item>
              <text:p text:style-name="P18">25.1_4.(1).asc</text:p>
            </text:list-item>
            <text:list-item>
              <text:p text:style-name="P18">==&gt; OK</text:p>
            </text:list-item>
          </text:list>
        </text:list-item>
      </text:list>
      <text:p text:style-name="P3">[next]</text:p>
      <text:list xml:id="list7678582970029643230" text:style-name="L12">
        <text:list-item>
          <text:p text:style-name="P27">TASK : M-7</text:p>
        </text:list-item>
      </text:list>
      <text:p text:style-name="P3">[further]</text:p>
      <text:p text:style-name="P9"><text:line-break/><text:span text:style-name="T4">[/ XXX] </text:span></text:p>
      <text:p text:style-name="P5"/>
      <text:p text:style-name="P35"><text:span text:style-name="T6">@@@</text:span></text:p>
      <text:p text:style-name="P2"/>
      <text:p text:style-name="P3"><text:span text:style-name="T1">37#25.1_3</text:span>------------------------------------------------------------</text:p>
      <text:p text:style-name="P7">[4] res free# JVEMV6 37#25.1_XX / 37. miscs /25. electronics / 1. LTSpice / 20200603_185604</text:p>
      <text:p text:style-name="P2"/>
      <text:p text:style-name="P3">[do] <text:span text:style-name="T3">#_ </text:span></text:p>
      <text:list xml:id="list39310110" text:continue-list="list8588794761016092579" text:style-name="L1">
        <text:list-item>
          <text:p text:style-name="P12">REVIEW </text:p>
        </text:list-item>
        <text:list-item>
          <text:p text:style-name="P12">TASK-1</text:p>
        </text:list-item>
      </text:list>
      <text:list xml:id="list1016783918429159912" text:style-name="L19">
        <text:list-item>
          <text:list>
            <text:list-item>
              <text:p text:style-name="P19"/>
            </text:list-item>
          </text:list>
        </text:list-item>
      </text:list>
      <text:p text:style-name="P3"/>
      <text:p text:style-name="P3">[next]</text:p>
      <text:list xml:id="list6983571731841236424" text:style-name="L20">
        <text:list-item>
          <text:p text:style-name="P30">TASK</text:p>
        </text:list-item>
      </text:list>
      <text:p text:style-name="P3">[further]</text:p>
      <text:list xml:id="list8480762328662989727" text:style-name="L21">
        <text:list-item>
          <text:p text:style-name="P31"/>
        </text:list-item>
      </text:list>
      <text:p text:style-name="P9"><text:line-break/><text:span text:style-name="T4">[/ XXX] </text:span></text:p>
      <text:p text:style-name="P5"/>
      <text:p text:style-name="P2"/>
      <text:p text:style-name="P2">----------------------------------------- [TEMPLATE] 20200430_172130</text:p>
      <text:p text:style-name="P3"><text:span text:style-name="T1">37#25.1_XX</text:span>------------------------------------------------------------</text:p>
      <text:p text:style-name="P7">[1] res free# JVEMV6 37#25.1_XX / 37. miscs /25. electronics / 1. LTSpice / XXX</text:p>
      <text:p text:style-name="P3"/>
      <text:p text:style-name="P3">[do] <text:span text:style-name="T3">#_ </text:span></text:p>
      <text:list xml:id="list39331501" text:continue-list="list39310110" text:style-name="L1">
        <text:list-item>
          <text:p text:style-name="P12"><text:soft-page-break/>REVIEW </text:p>
        </text:list-item>
        <text:list-item>
          <text:p text:style-name="P12">TASK-1</text:p>
        </text:list-item>
      </text:list>
      <text:list xml:id="list9015788316271742753" text:style-name="L14">
        <text:list-item>
          <text:list>
            <text:list-item>
              <text:p text:style-name="P17"/>
            </text:list-item>
          </text:list>
        </text:list-item>
      </text:list>
      <text:p text:style-name="P3"/>
      <text:p text:style-name="P3">[next]</text:p>
      <text:list xml:id="list6942731609726240077" text:style-name="L15">
        <text:list-item>
          <text:p text:style-name="P28">TASK</text:p>
        </text:list-item>
      </text:list>
      <text:p text:style-name="P3">[further]</text:p>
      <text:list xml:id="list446219590288002656" text:style-name="L16">
        <text:list-item>
          <text:p text:style-name="P29"/>
        </text:list-item>
      </text:list>
      <text:p text:style-name="P9"><text:line-break/><text:span text:style-name="T4">[/ XXX] </text:span></text:p>
      <text:p text:style-name="P9"/>
      <text:p text:style-name="P4"/>
      <text:p text:style-name="P3">/ <text:span text:style-name="T2">------------------------------- [TEMPLATE] 20200430_172130 /</text:span></text:p>
      <text:p text:style-name="P2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1">1</text:p>
          </table:table-cell>
          <table:table-cell table:style-name="表3.B1" office:value-type="string">
            <text:p text:style-name="P10"/>
          </table:table-cell>
          <table:table-cell table:style-name="表3.C1" office:value-type="string">
            <text:p text:style-name="P10"/>
          </table:table-cell>
        </table:table-row>
        <table:table-row>
          <table:table-cell table:style-name="表3.A2" office:value-type="float" office:value="2">
            <text:p text:style-name="P11">2</text:p>
          </table:table-cell>
          <table:table-cell table:style-name="表3.B2" office:value-type="string">
            <text:p text:style-name="P10"/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3">
            <text:p text:style-name="P11">3</text:p>
          </table:table-cell>
          <table:table-cell table:style-name="表3.B2" office:value-type="string">
            <text:p text:style-name="P11"/>
          </table:table-cell>
          <table:table-cell table:style-name="表3.C2" office:value-type="string">
            <text:p text:style-name="P11"/>
          </table:table-cell>
        </table:table-row>
      </table:table>
      <text:p text:style-name="P2"/>
      <text:p text:style-name="P2"/>
      <text:p text:style-name="P2">-------------------------------------- TOPICS</text:p>
      <text:p text:style-name="P2"/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<text:soft-page-break/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/>
      <text:p text:style-name="P2"/>
      <text:p text:style-name="P2">------------------------------------------ SEARCHES</text:p>
      <text:list xml:id="list2147772933556909708" text:style-name="L17">
        <text:list-item>
          <text:p text:style-name="P20">tesla gravity<text:tab/>2020年4月21日15:14:39</text:p>
          <text:list>
            <text:list-item>
              <text:p text:style-name="P20">https://duckduckgo.com/?q=tesla+gravity&amp;t=h_&amp;ia=web</text:p>
            </text:list-item>
          </text:list>
        </text:list-item>
        <text:list-item>
          <text:p text:style-name="P20"/>
        </text:list-item>
      </text:list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1"/>
          </table:table-cell>
          <table:table-cell table:style-name="表2.A1" office:value-type="string">
            <text:p text:style-name="P11"/>
          </table:table-cell>
          <table:table-cell table:style-name="表2.C1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/>
          </table:table-cell>
          <table:table-cell table:style-name="表2.A2" office:value-type="string">
            <text:p text:style-name="P11"/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/>
          </table:table-cell>
          <table:table-cell table:style-name="表2.A2" office:value-type="string">
            <text:p text:style-name="P11"/>
          </table:table-cell>
          <table:table-cell table:style-name="表2.C2" office:value-type="string">
            <text:p text:style-name="P11"/>
          </table:table-cell>
        </table:table-row>
      </table:table>
      <text:p text:style-name="P2"/>
      <text:p text:style-name="P2"/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2">r oj &amp;&amp; s</text:p>
          </table:table-cell>
        </table:table-row>
        <table:table-row>
          <table:table-cell table:style-name="表1.A2" office:value-type="string">
            <text:p text:style-name="P2"/>
          </table:table-cell>
        </table:table-row>
        <table:table-row>
          <table:table-cell table:style-name="表1.A2" office:value-type="string">
            <text:p text:style-name="P2">C:\WORKS_2\a.bat &amp;&amp; r oj &amp;&amp; git add -A &amp;&amp; git commit -m ^"(res : JVE_37#25.1_<text:span text:style-name="T7">[4]</text:span> : electronics : LTSpice) periodical updates^" &amp;&amp; e &amp;&amp; p</text:p>
          </table:table-cell>
        </table:table-row>
        <table:table-row>
          <table:table-cell table:style-name="表1.A2" office:value-type="string">
            <text:p text:style-name="P2">C:\WORKS_2\a.bat &amp;&amp; r oj &amp;&amp; git add -A &amp;&amp; git commit -m ^"(res : JVE_37#24.1 : UFO-science : eman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</table:table>
      <text:p text:style-name="P7"/>
      <text:p text:style-name="P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3T19:10:39.03</dc:date>
    <dc:creator>iwabuchi ken</dc:creator>
    <meta:editing-duration>PT11H59M43S</meta:editing-duration>
    <meta:editing-cycles>110</meta:editing-cycles>
    <meta:generator>OpenOffice/4.1.3$Win32 OpenOffice.org_project/413m1$Build-9783</meta:generator>
    <meta:document-statistic meta:table-count="3" meta:image-count="0" meta:object-count="0" meta:page-count="8" meta:paragraph-count="111" meta:word-count="495" meta:character-count="3052"/>
  </office:meta>
</office:document-meta>
</file>